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UtilsTests.getDefaul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UtilsTests.getOrderWithBo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UtilsTests.getPriori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UtilsTests.getPriorityValueNo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UtilsTests.getPriority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derUtilsTests.getSimpl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